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7.563cm" fo:margin-left="-0.863cm" style:page-number="auto" table:align="left"/>
    </style:style>
    <style:style style:name="Tabella1.A" style:family="table-column">
      <style:table-column-properties style:column-width="12.039cm"/>
    </style:style>
    <style:style style:name="Tabella1.B" style:family="table-column">
      <style:table-column-properties style:column-width="15.524cm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="none"/>
    </style:style>
    <style:style style:name="Tabella2" style:family="table" style:master-page-name="">
      <style:table-properties style:width="27.596cm" fo:margin-left="-0.836cm" fo:margin-right="-0.06cm" style:page-number="auto" table:align="margins" style:shadow="none"/>
    </style:style>
    <style:style style:name="Tabella2.A" style:family="table-column">
      <style:table-column-properties style:column-width="0.607cm" style:rel-column-width="344*"/>
    </style:style>
    <style:style style:name="Tabella2.B" style:family="table-column">
      <style:table-column-properties style:column-width="3.334cm" style:rel-column-width="1890*"/>
    </style:style>
    <style:style style:name="Tabella2.C" style:family="table-column">
      <style:table-column-properties style:column-width="5.609cm" style:rel-column-width="3180*"/>
    </style:style>
    <style:style style:name="Tabella2.D" style:family="table-column">
      <style:table-column-properties style:column-width="1.905cm" style:rel-column-width="1080*"/>
    </style:style>
    <style:style style:name="Tabella2.E" style:family="table-column">
      <style:table-column-properties style:column-width="0.9cm" style:rel-column-width="510*"/>
    </style:style>
    <style:style style:name="Tabella2.F" style:family="table-column">
      <style:table-column-properties style:column-width="8.837cm" style:rel-column-width="5010*"/>
    </style:style>
    <style:style style:name="Tabella2.G" style:family="table-column">
      <style:table-column-properties style:column-width="0.053cm" style:rel-column-width="30*"/>
    </style:style>
    <style:style style:name="Tabella2.H" style:family="table-column">
      <style:table-column-properties style:column-width="2.09cm" style:rel-column-width="1185*"/>
    </style:style>
    <style:style style:name="Tabella2.I" style:family="table-column">
      <style:table-column-properties style:column-width="2.223cm" style:rel-column-width="1260*"/>
    </style:style>
    <style:style style:name="Tabella2.J" style:family="table-column">
      <style:table-column-properties style:column-width="2.039cm" style:rel-column-width="1156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fo:background-color="#729fcf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G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187cm" table:align="left"/>
    </style:style>
    <style:style style:name="Tabella3.A" style:family="table-column">
      <style:table-column-properties style:column-width="0.503cm"/>
    </style:style>
    <style:style style:name="Tabella3.B" style:family="table-column">
      <style:table-column-properties style:column-width="8.387cm"/>
    </style:style>
    <style:style style:name="Tabella3.C" style:family="table-column">
      <style:table-column-properties style:column-width="2.117cm"/>
    </style:style>
    <style:style style:name="Tabella3.D" style:family="table-column">
      <style:table-column-properties style:column-width="2.196cm"/>
    </style:style>
    <style:style style:name="Tabella3.E" style:family="table-column">
      <style:table-column-properties style:column-width="1.98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C2" style:family="table-cell">
      <style:table-cell-properties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019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9pt" officeooo:paragraph-rsid="00115eee" style:font-name-asian="SimSun" style:font-size-asian="9pt" style:font-name-complex="Tahoma" style:font-size-complex="9pt"/>
    </style:style>
    <style:style style:name="P3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style:shadow="none"/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2629d9" officeooo:paragraph-rsid="002629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style:shadow="none"/>
      <style:text-properties style:font-name="Courier 10 Pitch" fo:font-size="8pt" fo:font-style="normal" style:text-underline-style="none" fo:font-weight="normal" officeooo:paragraph-rsid="002e454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style:shadow="none"/>
      <style:text-properties style:font-name="Verdana" fo:font-size="8pt" fo:font-style="normal" style:text-underline-style="none" fo:font-weight="bold" officeooo:paragraph-rsid="000feb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e454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Courier 10 Pitch" fo:font-size="8pt" fo:font-weight="normal" officeooo:paragraph-rsid="002e4549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ext_20_body">
      <style:paragraph-properties fo:text-align="center" style:justify-single-word="false" style:shadow="none"/>
      <style:text-properties style:font-name="Courier 10 Pitch" fo:font-size="8pt" fo:font-weight="normal" officeooo:paragraph-rsid="002e4549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ext_20_body">
      <style:paragraph-properties style:shadow="none"/>
      <style:text-properties style:font-name="Arial" fo:font-size="6pt" fo:font-style="normal" fo:font-weight="bold" officeooo:paragraph-rsid="0029671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officeooo:paragraph-rsid="0029671a" style:font-name-asian="SimSun" style:font-size-asian="9pt" style:font-name-complex="Tahoma" style:font-size-complex="9pt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Courier 10 Pitch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T3" style:family="text"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style:font-name="Verdana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15eee" style:font-style-asian="normal" style:font-weight-asian="normal" style:font-style-complex="normal" style:font-weight-complex="normal"/>
    </style:style>
    <style:style style:name="T8" style:family="text">
      <style:text-properties officeooo:rsid="000e9d65"/>
    </style:style>
    <style:style style:name="T9" style:family="text">
      <style:text-properties fo:font-weight="normal" officeooo:rsid="00115eee" style:font-weight-asian="normal" style:font-weight-complex="normal"/>
    </style:style>
    <style:style style:name="T10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1" style:family="text">
      <style:text-properties officeooo:rsid="001fc965"/>
    </style:style>
    <style:style style:name="T12" style:family="text">
      <style:text-properties style:font-name="Courier 10 Pitch"/>
    </style:style>
    <style:style style:name="T13" style:family="text">
      <style:text-properties officeooo:rsid="00278b56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5"><text:span text:style-name="T14"><text:placeholder text:placeholder-type="text">&lt;setLang('it_IT')&gt;</text:placeholder></text:span></text:p>
            <text:p text:style-name="P27"><text:span text:style-name="T3"><text:placeholder text:placeholder-type="text">&lt;for each="o in get_objects(data)"&gt;</text:placeholder></text:span><text:span text:style-name="T3"><text:line-break/></text:span>Distinta base prodotto: <text:span text:style-name="T9">[</text:span><text:span text:style-name="T6"><text:placeholder text:placeholder-type="text">&lt;o.default_code&gt;</text:placeholder></text:span><text:span text:style-name="T7">]</text:span><text:span text:style-name="T6"> </text:span><text:span text:style-name="T6"><text:placeholder text:placeholder-type="text">&lt;o.name&gt;</text:placeholder></text:span></text:p>
          </table:table-cell>
          <table:table-cell table:style-name="Tabella1.A1" office:value-type="string">
            <text:p text:style-name="P2"><text:span text:style-name="T6"/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2" office:value-type="string">
              <text:p text:style-name="P29">Codice</text:p>
            </table:table-cell>
            <table:covered-table-cell/>
            <table:table-cell table:style-name="Tabella2.A1" office:value-type="string">
              <text:p text:style-name="P29">Component<text:span text:style-name="T8">e</text:span></text:p>
            </table:table-cell>
            <table:table-cell table:style-name="Tabella2.A1" office:value-type="string">
              <text:p text:style-name="P29">Q.tà</text:p>
            </table:table-cell>
            <table:table-cell table:style-name="Tabella2.A1" office:value-type="string">
              <text:p text:style-name="P29">UM</text:p>
            </table:table-cell>
            <table:table-cell table:style-name="Tabella2.A1" table:number-columns-spanned="2" office:value-type="string">
              <text:p text:style-name="P29">Fornitore</text:p>
            </table:table-cell>
            <table:covered-table-cell/>
            <table:table-cell table:style-name="Tabella2.A1" office:value-type="string">
              <text:p text:style-name="P30">Unitario</text:p>
            </table:table-cell>
            <table:table-cell table:style-name="Tabella2.A1" office:value-type="string">
              <text:p text:style-name="P29">Data quot.</text:p>
            </table:table-cell>
            <table:table-cell table:style-name="Tabella2.J1" office:value-type="string">
              <text:p text:style-name="P29">Totale</text:p>
            </table:table-cell>
          </table:table-row>
        </table:table-header-rows>
        <table:table-row>
          <table:table-cell table:style-name="Tabella2.A4" table:number-columns-spanned="10" office:value-type="string">
            <text:p text:style-name="P10"><text:text-input text:description="&lt;for each=&quot;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6"><text:placeholder text:placeholder-type="text">&lt;if test="not details"&gt;</text:placeholder></text:p>
            <text:p text:style-name="P18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20"><text:placeholder text:placeholder-type="text">&lt;/if&gt;</text:placeholder></text:p>
          </table:table-cell>
          <table:table-cell table:style-name="Tabella2.B3" office:value-type="string">
            <text:p text:style-name="P14"><text:placeholder text:placeholder-type="text">&lt;item.product_id.default_code&gt;</text:placeholder></text:p>
          </table:table-cell>
          <table:table-cell table:style-name="Tabella2.C3" office:value-type="string">
            <text:p text:style-name="P24"><text:placeholder text:placeholder-type="text">&lt;item.product_id.name&gt;</text:placeholder></text:p>
          </table:table-cell>
          <table:table-cell table:style-name="Tabella2.D3" office:value-type="string">
            <text:p text:style-name="P17"><text:placeholder text:placeholder-type="text">&lt;'%10.5f' % item.product_qty&gt;</text:placeholder></text:p>
          </table:table-cell>
          <table:table-cell table:style-name="Tabella2.E3" office:value-type="string">
            <text:p text:style-name="P15"><text:placeholder text:placeholder-type="text">&lt;item.product_uom.name&gt;</text:placeholder></text:p>
          </table:table-cell>
          <table:table-cell table:style-name="Tabella2.F3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19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1" office:value-type="string">
                  <text:p text:style-name="P12"><text:placeholder text:placeholder-type="text">&lt;if test="res[4]"&gt;</text:placeholder></text:p>
                  <text:p text:style-name="P21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/text:p>
                  <text:p text:style-name="P23"><text:span text:style-name="T5"><text:placeholder text:placeholder-type="text">&lt;/if&gt;</text:placeholder></text:span><text:span text:style-name="T5"> </text:span></text:p>
                </table:table-cell>
                <table:table-cell table:style-name="Tabella3.A1" office:value-type="string">
                  <text:p text:style-name="P22"><text:span text:style-name="T10"><text:placeholder text:placeholder-type="text">&lt;res[0]&gt;</text:placeholder></text:span></text:p>
                </table:table-cell>
                <table:table-cell table:style-name="Tabella3.C2" office:value-type="string">
                  <text:p text:style-name="P28"><text:placeholder text:placeholder-type="text">&lt;res[1]&gt;</text:placeholder></text:p>
                </table:table-cell>
                <table:table-cell table:style-name="Tabella3.D2" office:value-type="string">
                  <text:p text:style-name="P26"><text:span text:style-name="T5"><text:s text:c="2"/></text:span><text:span text:style-name="T2"><text:placeholder text:placeholder-type="text">&lt;res[2]&gt;</text:placeholder></text:span></text:p>
                </table:table-cell>
                <table:table-cell table:style-name="Tabella3.C2" office:value-type="string">
                  <text:p text:style-name="P28"><text:placeholder text:placeholder-type="text">&lt;res[3]&gt;</text:placeholder></text:p>
                </table:table-cell>
              </table:table-row>
              <table:table-row>
                <table:table-cell table:style-name="Tabella3.A1" table:number-columns-spanned="5" office:value-type="string">
                  <text:p text:style-name="P19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10" office:value-type="string">
            <text:p text:style-name="P5"><text:span text:style-name="T1"><text:text-input text:description="&lt;/for&gt;">ends for loop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6" office:value-type="string">
            <text:p text:style-name="P9"><text:span text:style-name="T13">Costo medio di p</text:span>roduzione famiglia <text:span text:style-name="T11"><text:placeholder text:placeholder-type="text">&lt;o.family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5" table:number-columns-spanned="4" office:value-type="string">
            <text:p text:style-name="P7"><text:placeholder text:placeholder-type="text">&lt;o.family_id.medium_mrp_cost_forced or o.family_id.medium_mrp_c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5" table:number-columns-spanned="6" office:value-type="string">
            <text:p text:style-name="P6">Total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6" table:number-columns-spanned="4" office:value-type="string">
            <text:p text:style-name="P8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  <table:covered-table-cell/>
        </table:table-row>
      </table:table>
      <text:p text:style-name="P3"/>
      <text:p text:style-name="P4"><text:s/><text:placeholder text:placeholder-type="text">&lt;/for&gt;</text:placeholder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01T14:30:43.443967177</dc:date>
    <meta:editing-duration>P6DT6H1M2S</meta:editing-duration>
    <meta:editing-cycles>647</meta:editing-cycles>
    <meta:generator>LibreOffice/4.3.3.2$Linux_X86_64 LibreOffice_project/430m0$Build-2</meta:generator>
    <dc:creator>thebrush </dc:creator>
    <meta:document-statistic meta:table-count="3" meta:image-count="2" meta:object-count="0" meta:page-count="2" meta:paragraph-count="34" meta:word-count="67" meta:character-count="548" meta:non-whitespace-character-count="513"/>
    <meta:user-defined meta:name="Info 1"/>
    <meta:user-defined meta:name="Info 2"/>
    <meta:user-defined meta:name="Info 3"/>
    <meta:user-defined meta:name="Info 4"/>
  </office:meta>
</office:document-meta>
</file>